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2.389in"/>
    </style:style>
    <style:style style:name="co6" style:family="table-column">
      <style:table-column-properties fo:break-before="auto" style:column-width="1.183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rice (as given)</text:p>
          </table:table-cell>
          <table:table-cell office:value-type="string">
            <text:p>Rate (Local/USD)</text:p>
          </table:table-cell>
          <table:table-cell office:value-type="string">
            <text:p>Duration (min)</text:p>
          </table:table-cell>
          <table:table-cell office:value-type="string">
            <text:p>Country</text:p>
          </table:table-cell>
          <table:table-cell office:value-type="string">
            <text:p>Place</text:p>
          </table:table-cell>
          <table:table-cell office:value-type="string">
            <text:p>Own laptop?</text:p>
          </table:table-cell>
          <table:table-cell office:value-type="string">
            <text:p>Price (USD/h)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$C27]"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Kenya</text:p>
          </table:table-cell>
          <table:table-cell office:value-type="string">
            <text:p>Heron Hotel, Nairobi</text:p>
          </table:table-cell>
          <table:table-cell/>
          <table:table-cell table:formula="of:=([.$A2]*(60/[.$C2]))/[.$B2]" office:value-type="float" office:value="3.94736842105263">
            <text:p>3.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C27]"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Kenya</text:p>
          </table:table-cell>
          <table:table-cell office:value-type="string">
            <text:p>Downtown Nairobi</text:p>
          </table:table-cell>
          <table:table-cell/>
          <table:table-cell table:formula="of:=([.$A3]*(60/[.$C3]))/[.$B3]" office:value-type="float" office:value="0.789473684210526">
            <text:p>0.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C27]"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Kenya</text:p>
          </table:table-cell>
          <table:table-cell office:value-type="string">
            <text:p>Elsewhere in Kenya</text:p>
          </table:table-cell>
          <table:table-cell/>
          <table:table-cell table:formula="of:=([.$A4]*(60/[.$C4]))/[.$B4]" office:value-type="float" office:value="0.789473684210526">
            <text:p>0.7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$C27]"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string">
            <text:p>Kenya</text:p>
          </table:table-cell>
          <table:table-cell office:value-type="string">
            <text:p>Naiberi camp, Eldoret</text:p>
          </table:table-cell>
          <table:table-cell/>
          <table:table-cell table:formula="of:=([.$A5]*(60/[.$C5]))/[.$B5]" office:value-type="float" office:value="4.73684210526316">
            <text:p>4.74</text:p>
          </table:table-cell>
          <table:table-cell office:value-type="string">
            <text:p>Not s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$C28]"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string">
            <text:p>Uganda</text:p>
          </table:table-cell>
          <table:table-cell office:value-type="string">
            <text:p>NRE camp, Jinja</text:p>
          </table:table-cell>
          <table:table-cell office:value-type="string">
            <text:p>No</text:p>
          </table:table-cell>
          <table:table-cell table:formula="of:=([.$A6]*(60/[.$C6]))/[.$B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formula="of:=[.$C30]" office:value-type="float" office:value="500">
            <text:p>500</text:p>
          </table:table-cell>
          <table:table-cell office:value-type="float" office:value="60">
            <text:p>60</text:p>
          </table:table-cell>
          <table:table-cell office:value-type="string">
            <text:p>Rwanda</text:p>
          </table:table-cell>
          <table:table-cell office:value-type="string">
            <text:p>Fatima, Ruhengeri</text:p>
          </table:table-cell>
          <table:table-cell office:value-type="string">
            <text:p>Cable</text:p>
          </table:table-cell>
          <table:table-cell table:formula="of:=([.$A7]*(60/[.$C7]))/[.$B7]" office:value-type="float" office:value="2">
            <text:p>2</text:p>
          </table:table-cell>
          <table:table-cell office:value-type="string">
            <text:p>Not sure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[.$C29]"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string">
            <text:p>Tanzania</text:p>
          </table:table-cell>
          <table:table-cell office:value-type="string">
            <text:p>Post office, Arusha</text:p>
          </table:table-cell>
          <table:table-cell/>
          <table:table-cell table:formula="of:=([.$A8]*(60/[.$C8]))/[.$B8]" office:value-type="float" office:value="0.576923076923077">
            <text:p>0.5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[.$C29]"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string">
            <text:p>Tanzania</text:p>
          </table:table-cell>
          <table:table-cell office:value-type="string">
            <text:p>Indian place, Arusha</text:p>
          </table:table-cell>
          <table:table-cell office:value-type="string">
            <text:p>Cable</text:p>
          </table:table-cell>
          <table:table-cell table:formula="of:=([.$A9]*(60/[.$C9]))/[.$B9]" office:value-type="float" office:value="0.384615384615385">
            <text:p>0.38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formula="of:=[.$C29]" office:value-type="float" office:value="1300">
            <text:p>1300</text:p>
          </table:table-cell>
          <table:table-cell office:value-type="float" office:value="30">
            <text:p>30</text:p>
          </table:table-cell>
          <table:table-cell office:value-type="string">
            <text:p>Tanzania</text:p>
          </table:table-cell>
          <table:table-cell office:value-type="string">
            <text:p>Kendwa Rocks, Zanzibar</text:p>
          </table:table-cell>
          <table:table-cell office:value-type="string">
            <text:p>Cable or wireless</text:p>
          </table:table-cell>
          <table:table-cell table:formula="of:=([.$A10]*(60/[.$C10]))/[.$B10]" office:value-type="float" office:value="3.07692307692308">
            <text:p>3.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C31]"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Malawi</text:p>
          </table:table-cell>
          <table:table-cell office:value-type="string">
            <text:p>Chitimba beach, Lake Malawi</text:p>
          </table:table-cell>
          <table:table-cell office:value-type="string">
            <text:p>Wireless</text:p>
          </table:table-cell>
          <table:table-cell table:formula="of:=([.$A11]*(60/[.$C11]))/[.$B11]" office:value-type="float" office:value="5.625">
            <text:p>5.6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$C31]"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string">
            <text:p>Malawi</text:p>
          </table:table-cell>
          <table:table-cell office:value-type="string">
            <text:p>Kande beach, Lake Malawi</text:p>
          </table:table-cell>
          <table:table-cell office:value-type="string">
            <text:p>Cable</text:p>
          </table:table-cell>
          <table:table-cell table:formula="of:=([.$A12]*(60/[.$C12]))/[.$B12]" office:value-type="float" office:value="6.25">
            <text:p>6.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C31]"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Malawi</text:p>
          </table:table-cell>
          <table:table-cell office:value-type="string">
            <text:p>Near Shoprite, Lilongwe</text:p>
          </table:table-cell>
          <table:table-cell/>
          <table:table-cell table:formula="of:=([.$A13]*(60/[.$C13]))/[.$B13]" office:value-type="float" office:value="1.875">
            <text:p>1.8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C31]"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Malawi</text:p>
          </table:table-cell>
          <table:table-cell office:value-type="string">
            <text:p>Mabuya camp, Lilongwe</text:p>
          </table:table-cell>
          <table:table-cell office:value-type="string">
            <text:p>Wireless</text:p>
          </table:table-cell>
          <table:table-cell table:formula="of:=([.$A14]*(60/[.$C14]))/[.$B14]" office:value-type="float" office:value="3.75">
            <text:p>3.75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table:formula="of:=[.$C32]" office:value-type="float" office:value="4600">
            <text:p>4600</text:p>
          </table:table-cell>
          <table:table-cell office:value-type="float" office:value="15">
            <text:p>15</text:p>
          </table:table-cell>
          <table:table-cell office:value-type="string">
            <text:p>Zambia</text:p>
          </table:table-cell>
          <table:table-cell office:value-type="string">
            <text:p>Mama-Rula's camp, Chipata</text:p>
          </table:table-cell>
          <table:table-cell office:value-type="string">
            <text:p>No</text:p>
          </table:table-cell>
          <table:table-cell table:formula="of:=([.$A15]*(60/[.$C15]))/[.$B15]" office:value-type="float" office:value="8.69565217391304">
            <text:p>8.7</text:p>
          </table:table-cell>
          <table:table-cell office:value-type="string">
            <text:p>Not sure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Zambia</text:p>
          </table:table-cell>
          <table:table-cell office:value-type="string">
            <text:p>Croc Valley camp, South Luangwa</text:p>
          </table:table-cell>
          <table:table-cell office:value-type="string">
            <text:p>No</text:p>
          </table:table-cell>
          <table:table-cell table:formula="of:=([.$A16]*(60/[.$C16]))/[.$B16]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[.$C32]" office:value-type="float" office:value="4600">
            <text:p>4600</text:p>
          </table:table-cell>
          <table:table-cell office:value-type="float" office:value="1">
            <text:p>1</text:p>
          </table:table-cell>
          <table:table-cell office:value-type="string">
            <text:p>Zambia</text:p>
          </table:table-cell>
          <table:table-cell office:value-type="string">
            <text:p>Between Lusaka and Lake Kariba</text:p>
          </table:table-cell>
          <table:table-cell/>
          <table:table-cell table:formula="of:=([.$A17]*(60/[.$C17]))/[.$B17]" office:value-type="float" office:value="2.60869565217391">
            <text:p>2.6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[.$C32]" office:value-type="float" office:value="4600">
            <text:p>4600</text:p>
          </table:table-cell>
          <table:table-cell office:value-type="float" office:value="1">
            <text:p>1</text:p>
          </table:table-cell>
          <table:table-cell office:value-type="string">
            <text:p>Zambia</text:p>
          </table:table-cell>
          <table:table-cell office:value-type="string">
            <text:p>Livingstone</text:p>
          </table:table-cell>
          <table:table-cell office:value-type="string">
            <text:p>Cable</text:p>
          </table:table-cell>
          <table:table-cell table:formula="of:=([.$A18]*(60/[.$C18]))/[.$B18]" office:value-type="float" office:value="1.95652173913043">
            <text:p>1.9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C33]" office:value-type="float" office:value="6.3">
            <text:p>6.3</text:p>
          </table:table-cell>
          <table:table-cell office:value-type="float" office:value="10">
            <text:p>10</text:p>
          </table:table-cell>
          <table:table-cell office:value-type="string">
            <text:p>Botswana</text:p>
          </table:table-cell>
          <table:table-cell office:value-type="string">
            <text:p>Maun</text:p>
          </table:table-cell>
          <table:table-cell office:value-type="string">
            <text:p>Cable</text:p>
          </table:table-cell>
          <table:table-cell table:formula="of:=([.$A19]*(60/[.$C19]))/[.$B19]" office:value-type="float" office:value="4.76190476190476">
            <text:p>4.7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$C34]" office:value-type="float" office:value="7.3">
            <text:p>7.3</text:p>
          </table:table-cell>
          <table:table-cell office:value-type="float" office:value="60">
            <text:p>60</text:p>
          </table:table-cell>
          <table:table-cell office:value-type="string">
            <text:p>Namibia</text:p>
          </table:table-cell>
          <table:table-cell office:value-type="string">
            <text:p>Ok?</text:p>
          </table:table-cell>
          <table:table-cell office:value-type="string">
            <text:p>Cable</text:p>
          </table:table-cell>
          <table:table-cell table:formula="of:=([.$A20]*(60/[.$C20]))/[.$B20]" office:value-type="float" office:value="5.47945205479452">
            <text:p>5.48</text:p>
          </table:table-cell>
          <table:table-cell office:value-type="string">
            <text:p>BUG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$C34]" office:value-type="float" office:value="7.3">
            <text:p>7.3</text:p>
          </table:table-cell>
          <table:table-cell office:value-type="float" office:value="60">
            <text:p>60</text:p>
          </table:table-cell>
          <table:table-cell office:value-type="string">
            <text:p>Namibia</text:p>
          </table:table-cell>
          <table:table-cell office:value-type="string">
            <text:p>Swakopmund</text:p>
          </table:table-cell>
          <table:table-cell office:value-type="string">
            <text:p>Wireless</text:p>
          </table:table-cell>
          <table:table-cell table:formula="of:=([.$A21]*(60/[.$C21]))/[.$B21]" office:value-type="float" office:value="3.28767123287671">
            <text:p>3.2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C35]" office:value-type="float" office:value="7.5">
            <text:p>7.5</text:p>
          </table:table-cell>
          <table:table-cell office:value-type="float" office:value="1">
            <text:p>1</text:p>
          </table:table-cell>
          <table:table-cell office:value-type="string">
            <text:p>RSA</text:p>
          </table:table-cell>
          <table:table-cell office:value-type="string">
            <text:p>Springbok</text:p>
          </table:table-cell>
          <table:table-cell office:value-type="string">
            <text:p>Cable</text:p>
          </table:table-cell>
          <table:table-cell table:formula="of:=([.$A22]*(60/[.$C22]))/[.$B22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C35]" office:value-type="float" office:value="7.5">
            <text:p>7.5</text:p>
          </table:table-cell>
          <table:table-cell office:value-type="float" office:value="15">
            <text:p>15</text:p>
          </table:table-cell>
          <table:table-cell office:value-type="string">
            <text:p>RSA</text:p>
          </table:table-cell>
          <table:table-cell office:value-type="string">
            <text:p>Stellenbosch</text:p>
          </table:table-cell>
          <table:table-cell office:value-type="string">
            <text:p>No</text:p>
          </table:table-cell>
          <table:table-cell table:formula="of:=([.$A23]*(60/[.$C23]))/[.$B23]"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$C35]" office:value-type="float" office:value="7.5">
            <text:p>7.5</text:p>
          </table:table-cell>
          <table:table-cell office:value-type="float" office:value="60">
            <text:p>60</text:p>
          </table:table-cell>
          <table:table-cell office:value-type="string">
            <text:p>RSA</text:p>
          </table:table-cell>
          <table:table-cell office:value-type="string">
            <text:p>Ashanti Lodge, Cape Town</text:p>
          </table:table-cell>
          <table:table-cell office:value-type="string">
            <text:p>Wireless</text:p>
          </table:table-cell>
          <table:table-cell table:formula="of:=([.$A24]*(60/[.$C24]))/[.$B24]" office:value-type="float" office:value="3.33333333333333">
            <text:p>3.3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$C34]" office:value-type="float" office:value="7.3">
            <text:p>7.3</text:p>
          </table:table-cell>
          <table:table-cell office:value-type="float" office:value="60">
            <text:p>60</text:p>
          </table:table-cell>
          <table:table-cell office:value-type="string">
            <text:p>RSA</text:p>
          </table:table-cell>
          <table:table-cell office:value-type="string">
            <text:p>The Backback, Cape Town</text:p>
          </table:table-cell>
          <table:table-cell office:value-type="string">
            <text:p>No</text:p>
          </table:table-cell>
          <table:table-cell table:formula="of:=([.$A25]*(60/[.$C25]))/[.$B25]" office:value-type="float" office:value="4.10958904109589">
            <text:p>4.1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Kenyan Shilling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gandan Shilling</text:p>
          </table:table-cell>
          <table:table-cell office:value-type="float" office:value="2000">
            <text:p>2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anzanian Shilling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wanda Franc</text:p>
          </table:table-cell>
          <table:table-cell office:value-type="float" office:value="500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lawi Kwacha</text:p>
          </table:table-cell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Zambia Kwacha</text:p>
          </table:table-cell>
          <table:table-cell office:value-type="float" office:value="4600">
            <text:p>46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otswana Pula</text:p>
          </table:table-cell>
          <table:table-cell office:value-type="float" office:value="6.3">
            <text:p>6.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amibian Dollar</text:p>
          </table:table-cell>
          <table:table-cell office:value-type="float" office:value="7.3">
            <text:p>7.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uth African Rand</text:p>
          </table:table-cell>
          <table:table-cell office:value-type="float" office:value="7.5">
            <text:p>7.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10/05/2009</text:date>, <text:time>14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05T14:01:28</dc:date>
    <meta:generator>OpenOffice.org/3.0$Linux OpenOffice.org_project/300m15$Build-9379</meta:generator>
    <meta:editing-duration>PT01H02M21S</meta:editing-duration>
    <meta:editing-cycles>17</meta:editing-cycles>
    <meta:document-statistic meta:table-count="1" meta:cell-count="191" meta:object-count="0"/>
    <meta:user-defined meta:name="Info 1"/>
    <meta:user-defined meta:name="Info 2"/>
    <meta:user-defined meta:name="Info 3"/>
    <meta:user-defined meta:name="Info 4"/>
  </office:meta>
</office:document-meta>
</file>